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Impl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mpl.get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mpl.get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mpl.getTime( long msec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rtImpl.ReportImpl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ortImpl.add( Statistics sta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ortImpl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mpl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Impl.getAver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Impl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